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Calibri" svg:font-family="Calibri" style:font-family-generic="swiss" style:font-pitch="variable"/>
    <style:font-face style:name="Corbel Light" svg:font-family="'Corbel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Miriam Mono CLM" svg:font-family="'Miriam Mono CLM'" style:font-pitch="variable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8958in"/>
    </style:style>
    <style:style style:name="Table1.B" style:family="table-column">
      <style:table-column-properties style:column-width="2.6625in"/>
    </style:style>
    <style:style style:name="Table1.C" style:family="table-column">
      <style:table-column-properties style:column-width="2.366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style:font-name="Miriam Mono CLM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lete Software Testing Guide for Your Web Application</text:h>
      <text:p text:style-name="Text_20_body">This document summarizes everything we've discussed regarding testing strategies, tools, order of execution, and real-life robustness. It includes practical examples, tool suggestions, and resource links.</text:p>
      <text:p text:style-name="Horizontal_20_Line"/>
      <text:h text:style-name="Heading_20_2" text:outline-level="2">✨ WHY TESTING MATTERS</text:h>
      <text:p text:style-name="Text_20_body">You care deeply about your code and want to simulate realistic use cases. That's great, but real users can cause unpredictable behaviors. To future-proof your app:</text:p>
      <text:list text:style-name="L1">
        <text:list-item>
          <text:p text:style-name="P3">Be proactive (prevent bugs before users hit them)</text:p>
        </text:list-item>
        <text:list-item>
          <text:p text:style-name="P3">Be brutal (simulate wrong usage too)</text:p>
        </text:list-item>
        <text:list-item>
          <text:p text:style-name="P3">Be consistent (test regularly, not just at the end)</text:p>
        </text:list-item>
      </text:list>
      <text:p text:style-name="Horizontal_20_Line"/>
      <text:h text:style-name="Heading_20_2" text:outline-level="2">👥 WHO THIS IS FOR</text:h>
      <text:p text:style-name="Text_20_body">You (a frontend/backend JavaScript dev using vanilla JS, OOP patterns, and an MVC structure with JWT-based authentication).</text:p>
      <text:p text:style-name="Horizontal_20_Line"/>
      <text:h text:style-name="Heading_20_2" text:outline-level="2">📚 MASTER CHECKLIST FOR TESTING (with Standard Follow-Up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ategory</text:p>
            </table:table-cell>
            <table:table-cell table:style-name="Table1.A1" office:value-type="string">
              <text:p text:style-name="Table_20_Heading">What to Test</text:p>
            </table:table-cell>
            <table:table-cell table:style-name="Table1.A1" office:value-type="string">
              <text:p text:style-name="Table_20_Heading">Standard Fix if Fail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uthentication &amp; Access Control</text:span></text:p>
          </table:table-cell>
          <table:table-cell table:style-name="Table1.A1" office:value-type="string">
            <text:p text:style-name="Table_20_Contents">Token creation, expiry, storage, protected route redirection</text:p>
          </table:table-cell>
          <table:table-cell table:style-name="Table1.A1" office:value-type="string">
            <text:p text:style-name="Table_20_Contents">Invalidate token, redirect to login, clear storag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put Validation</text:span></text:p>
          </table:table-cell>
          <table:table-cell table:style-name="Table1.A1" office:value-type="string">
            <text:p text:style-name="Table_20_Contents">Login/signup fields, malformed requests</text:p>
          </table:table-cell>
          <table:table-cell table:style-name="Table1.A1" office:value-type="string">
            <text:p text:style-name="Table_20_Contents">Show error messages, disable submit, retry logic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rror Handling</text:span></text:p>
          </table:table-cell>
          <table:table-cell table:style-name="Table1.A1" office:value-type="string">
            <text:p text:style-name="Table_20_Contents">Server 500s, auth failures, no internet</text:p>
          </table:table-cell>
          <table:table-cell table:style-name="Table1.A1" office:value-type="string">
            <text:p text:style-name="Table_20_Contents">Use try/catch, show toast or alert with fallbac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avigation &amp; Routing</text:span></text:p>
          </table:table-cell>
          <table:table-cell table:style-name="Table1.A1" office:value-type="string">
            <text:p text:style-name="Table_20_Contents">Redirect loops, back/forward behavior</text:p>
          </table:table-cell>
          <table:table-cell table:style-name="Table1.A1" office:value-type="string">
            <text:p text:style-name="Table_20_Contents">Add route guards, redirect if token exists/abs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ssion Management</text:span></text:p>
          </table:table-cell>
          <table:table-cell table:style-name="Table1.A1" office:value-type="string">
            <text:p text:style-name="Table_20_Contents">Token presence, auto-logout, refresh behavior</text:p>
          </table:table-cell>
          <table:table-cell table:style-name="Table1.A1" office:value-type="string">
            <text:p text:style-name="Table_20_Contents">Store token securely, set logout tim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dge Cases</text:span></text:p>
          </table:table-cell>
          <table:table-cell table:style-name="Table1.A1" office:value-type="string">
            <text:p text:style-name="Table_20_Contents">Double submission, spam clicks, long inputs</text:p>
          </table:table-cell>
          <table:table-cell table:style-name="Table1.A1" office:value-type="string">
            <text:p text:style-name="Table_20_Contents">Disable buttons, debounce input, length chec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erformance</text:span></text:p>
          </table:table-cell>
          <table:table-cell table:style-name="Table1.A1" office:value-type="string">
            <text:p text:style-name="Table_20_Contents">Page load time, large response <text:soft-page-break/>handling</text:p>
          </table:table-cell>
          <table:table-cell table:style-name="Table1.A1" office:value-type="string">
            <text:p text:style-name="Table_20_Contents">Lazy load content, optimize fetch <text:soft-page-break/>call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bile Responsiveness</text:span></text:p>
          </table:table-cell>
          <table:table-cell table:style-name="Table1.A1" office:value-type="string">
            <text:p text:style-name="Table_20_Contents">Resize behavior, touch inputs</text:p>
          </table:table-cell>
          <table:table-cell table:style-name="Table1.A1" office:value-type="string">
            <text:p text:style-name="Table_20_Contents">CSS media queries, touch event suppor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ccessibility (a11y)</text:span></text:p>
          </table:table-cell>
          <table:table-cell table:style-name="Table1.A1" office:value-type="string">
            <text:p text:style-name="Table_20_Contents">Tab navigation, screen reader support</text:p>
          </table:table-cell>
          <table:table-cell table:style-name="Table1.A1" office:value-type="string">
            <text:p text:style-name="Table_20_Contents">Use semantic HTML, <text:span text:style-name="Source_20_Text">aria</text:span> attribut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ross-Browser Compatibility</text:span></text:p>
          </table:table-cell>
          <table:table-cell table:style-name="Table1.A1" office:value-type="string">
            <text:p text:style-name="Table_20_Contents">Safari, Firefox, Chrome behavior</text:p>
          </table:table-cell>
          <table:table-cell table:style-name="Table1.A1" office:value-type="string">
            <text:p text:style-name="Table_20_Contents">Polyfills, test on BrowserStack</text:p>
          </table:table-cell>
        </table:table-row>
      </table:table>
      <text:p text:style-name="Horizontal_20_Line"/>
      <text:h text:style-name="Heading_20_2" text:outline-level="2">🌍 RECOMMENDED TOOLS + LINKS</text:h>
      <text:h text:style-name="Heading_20_3" text:outline-level="3">🪄 Unit &amp; Integration Testing</text:h>
      <text:list text:style-name="L2">
        <text:list-item>
          <text:p text:style-name="P4"><text:span text:style-name="Strong_20_Emphasis">Jest</text:span> (backend + JS logic) → <text:a xlink:type="simple" xlink:href="https://jestjs.io/" text:style-name="Internet_20_link" text:visited-style-name="Visited_20_Internet_20_Link">https://jestjs.io</text:a></text:p>
        </text:list-item>
        <text:list-item>
          <text:p text:style-name="P4"><text:span text:style-name="Strong_20_Emphasis">Vitest</text:span> (lightweight, modern alt to Jest) → <text:a xlink:type="simple" xlink:href="https://vitest.dev/" text:style-name="Internet_20_link" text:visited-style-name="Visited_20_Internet_20_Link">https://vitest.dev</text:a></text:p>
        </text:list-item>
      </text:list>
      <text:h text:style-name="Heading_20_3" text:outline-level="3">🪜 UI Testing</text:h>
      <text:list text:style-name="L3">
        <text:list-item>
          <text:p text:style-name="P5"><text:span text:style-name="Strong_20_Emphasis">Testing Library</text:span> (DOM interaction for vanilla JS) → <text:a xlink:type="simple" xlink:href="https://testing-library.com/" text:style-name="Internet_20_link" text:visited-style-name="Visited_20_Internet_20_Link">https://testing-library.com/</text:a></text:p>
        </text:list-item>
        <text:list-item>
          <text:p text:style-name="P5"><text:span text:style-name="Strong_20_Emphasis">Cypress</text:span> (end-to-end testing + UI flows) → <text:a xlink:type="simple" xlink:href="https://www.cypress.io/" text:style-name="Internet_20_link" text:visited-style-name="Visited_20_Internet_20_Link">https://www.cypress.io</text:a></text:p>
        </text:list-item>
      </text:list>
      <text:h text:style-name="Heading_20_3" text:outline-level="3">⚖️ Security &amp; Auth Testing</text:h>
      <text:list text:style-name="L4">
        <text:list-item>
          <text:p text:style-name="P6"><text:span text:style-name="Strong_20_Emphasis">JWT.io Debugger</text:span> (manually inspect and test tokens) → <text:a xlink:type="simple" xlink:href="https://jwt.io/" text:style-name="Internet_20_link" text:visited-style-name="Visited_20_Internet_20_Link">https://jwt.io</text:a></text:p>
        </text:list-item>
        <text:list-item>
          <text:p text:style-name="P6"><text:span text:style-name="Strong_20_Emphasis">OWASP ZAP</text:span> (security scanning) → <text:a xlink:type="simple" xlink:href="https://owasp.org/www-project-zap/" text:style-name="Internet_20_link" text:visited-style-name="Visited_20_Internet_20_Link">https://owasp.org/www-project-zap/</text:a></text:p>
        </text:list-item>
      </text:list>
      <text:h text:style-name="Heading_20_3" text:outline-level="3">🛠️ Coverage Tools</text:h>
      <text:list text:style-name="L5">
        <text:list-item>
          <text:p text:style-name="P7"><text:span text:style-name="Strong_20_Emphasis">Istanbul/NYC</text:span> (see % of code tested) → <text:a xlink:type="simple" xlink:href="https://istanbul.js.org/" text:style-name="Internet_20_link" text:visited-style-name="Visited_20_Internet_20_Link">https://istanbul.js.org</text:a></text:p>
        </text:list-item>
      </text:list>
      <text:h text:style-name="Heading_20_3" text:outline-level="3">🧱 Browser Testing</text:h>
      <text:list text:style-name="L6">
        <text:list-item>
          <text:p text:style-name="P8"><text:span text:style-name="Strong_20_Emphasis">BrowserStack (free tier)</text:span> → <text:a xlink:type="simple" xlink:href="https://www.browserstack.com/" text:style-name="Internet_20_link" text:visited-style-name="Visited_20_Internet_20_Link">https://www.browserstack.com</text:a></text:p>
        </text:list-item>
        <text:list-item>
          <text:p text:style-name="P8"><text:span text:style-name="Strong_20_Emphasis">Responsively App</text:span> (desktop app for mobile testing) → <text:a xlink:type="simple" xlink:href="https://responsively.app/" text:style-name="Internet_20_link" text:visited-style-name="Visited_20_Internet_20_Link">https://responsively.app</text:a></text:p>
        </text:list-item>
      </text:list>
      <text:p text:style-name="Horizontal_20_Line"/>
      <text:h text:style-name="Heading_20_2" text:outline-level="2">💪 EXAMPLES</text:h>
      <text:h text:style-name="Heading_20_3" text:outline-level="3">1. JWT Token Redirection Guard</text:h>
      <text:p text:style-name="Preformatted_20_Text"><text:span text:style-name="Source_20_Text">// Homepage.js</text:span></text:p>
      <text:p text:style-name="Preformatted_20_Text"><text:span text:style-name="Source_20_Text">if (localStorage.getItem('token')) {</text:span></text:p>
      <text:p text:style-name="Preformatted_20_Text"><text:span text:style-name="Source_20_Text"><text:s text:c="2"/>window.location.href = '/FrontEnd/html/dashboard.html';</text:span></text:p>
      <text:p text:style-name="P1"><text:span text:style-name="Source_20_Text">}</text:span></text:p>
      <text:h text:style-name="Heading_20_3" text:outline-level="3"><text:soft-page-break/>2. Brutal Input Test (e.g., Signup)</text:h>
      <text:p text:style-name="Preformatted_20_Text"><text:span text:style-name="Source_20_Text">// Signup.js</text:span></text:p>
      <text:p text:style-name="Preformatted_20_Text"><text:span text:style-name="Source_20_Text">if (password.length &lt; 6 || /[&lt;&gt;]/.test(username)) {</text:span></text:p>
      <text:p text:style-name="Preformatted_20_Text"><text:span text:style-name="Source_20_Text"><text:s text:c="2"/>showError("Weak or invalid input");</text:span></text:p>
      <text:p text:style-name="Preformatted_20_Text"><text:span text:style-name="Source_20_Text"><text:s text:c="2"/>return;</text:span></text:p>
      <text:p text:style-name="P1"><text:span text:style-name="Source_20_Text">}</text:span></text:p>
      <text:h text:style-name="Heading_20_3" text:outline-level="3">3. Sample Jest Unit Test</text:h>
      <text:p text:style-name="Preformatted_20_Text"><text:span text:style-name="Source_20_Text">import { validateUsername } from '../utils';</text:span></text:p>
      <text:p text:style-name="Preformatted_20_Text"/>
      <text:p text:style-name="Preformatted_20_Text"><text:span text:style-name="Source_20_Text">test('rejects usernames with special chars', () =&gt; {</text:span></text:p>
      <text:p text:style-name="Preformatted_20_Text"><text:span text:style-name="Source_20_Text"><text:s text:c="2"/>expect(validateUsername("admin&lt;&gt;"))</text:span></text:p>
      <text:p text:style-name="Preformatted_20_Text"><text:span text:style-name="Source_20_Text"><text:s text:c="4"/>.toBe(false);</text:span></text:p>
      <text:p text:style-name="P1"><text:span text:style-name="Source_20_Text">});</text:span></text:p>
      <text:p text:style-name="Horizontal_20_Line"/>
      <text:h text:style-name="Heading_20_2" text:outline-level="2">📚 TESTING STRATEGY / ORDER OF EXECUTION</text:h>
      <text:h text:style-name="Heading_20_3" text:outline-level="3">✅ When Should You Test?</text:h>
      <text:list text:style-name="L7">
        <text:list-item>
          <text:p text:style-name="P9">During feature dev: write small unit tests</text:p>
        </text:list-item>
        <text:list-item>
          <text:p text:style-name="P9">After feature done: test integration + flows</text:p>
        </text:list-item>
        <text:list-item>
          <text:p text:style-name="P9">Before major release: full end-to-end test</text:p>
        </text:list-item>
      </text:list>
      <text:h text:style-name="Heading_20_3" text:outline-level="3">⏱ Recommended Order</text:h>
      <text:list text:style-name="L8">
        <text:list-item>
          <text:p text:style-name="P10">Authentication &amp; Token flow</text:p>
        </text:list-item>
        <text:list-item>
          <text:p text:style-name="P10">Core UI behavior (inputs, clicks, API fetch)</text:p>
        </text:list-item>
        <text:list-item>
          <text:p text:style-name="P10">Error &amp; edge handling</text:p>
        </text:list-item>
        <text:list-item>
          <text:p text:style-name="P10">Navigation &amp; protected routes</text:p>
        </text:list-item>
        <text:list-item>
          <text:p text:style-name="P10">Session persistence (storage)</text:p>
        </text:list-item>
        <text:list-item>
          <text:p text:style-name="P10">Performance</text:p>
        </text:list-item>
        <text:list-item>
          <text:p text:style-name="P10">Accessibility, mobile, cross-browser</text:p>
        </text:list-item>
      </text:list>
      <text:p text:style-name="Horizontal_20_Line"/>
      <text:h text:style-name="Heading_20_2" text:outline-level="2">📋 SUMMARY</text:h>
      <text:p text:style-name="Text_20_body">Testing is not about making perfect software—it's about making <text:span text:style-name="Strong_20_Emphasis">reliable, predictable</text:span> behavior for real users. Use the checklist above to test early, iteratively, and based on priority.</text:p>
      <text:p text:style-name="Text_20_body">You're on the right path. Want me to convert this into a checklist file, Trello board, or Notion doc for easier use?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Calibri" svg:font-family="Calibri" style:font-family-generic="swiss" style:font-pitch="variable"/>
    <style:font-face style:name="Corbel Light" svg:font-family="'Corbel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Miriam Mono CLM" svg:font-family="'Miriam Mono CLM'" style:font-pitch="variable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1T03:35:25.278000000</meta:creation-date>
    <dc:date>2025-06-01T03:40:44.318000000</dc:date>
    <meta:editing-duration>PT5M36S</meta:editing-duration>
    <meta:editing-cycles>2</meta:editing-cycles>
    <meta:generator>LibreOffice/7.5.5.2$Windows_X86_64 LibreOffice_project/ca8fe7424262805f223b9a2334bc7181abbcbf5e</meta:generator>
    <meta:document-statistic meta:table-count="1" meta:image-count="0" meta:object-count="0" meta:page-count="4" meta:paragraph-count="92" meta:word-count="546" meta:character-count="3738" meta:non-whitespace-character-count="3295"/>
  </office:meta>
</office:document-meta>
</file>